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fo:font-size="20pt" fo:font-style="italic" style:text-underline-style="solid" style:text-underline-width="auto" style:text-underline-color="font-color" fo:font-weight="bold" officeooo:rsid="00130888" officeooo:paragraph-rsid="00130888" style:font-size-asian="20pt" style:font-style-asian="italic" style:font-weight-asian="bold" style:font-size-complex="20pt" style:font-style-complex="italic" style:font-weight-complex="bold"/>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3" style:family="text">
      <style:text-properties fo:font-variant="normal" fo:text-transform="none" style:font-name="apple-system" fo:font-size="10.5pt" fo:letter-spacing="normal" fo:font-style="normal" style:text-underline-style="none" fo:font-weight="normal"/>
    </style:style>
    <style:style style:name="T4" style:family="text">
      <style:text-properties fo:font-variant="normal" fo:text-transform="none" style:font-name="apple-system" fo:font-size="10.5pt" fo:letter-spacing="normal" fo:font-style="normal" style:text-underline-style="none" fo:font-weight="normal" fo:background-color="#ffffff" loext:char-shading-value="0" loext:padding="0in" loext:border="none"/>
    </style:style>
    <style:style style:name="T5" style:family="text">
      <style:text-properties fo:font-variant="normal" fo:text-transform="none" style:font-name="apple-system" fo:letter-spacing="normal" fo:font-style="normal" style:text-underline-style="none" fo:font-weight="normal"/>
    </style:style>
    <style:style style:name="T6" style:family="text">
      <style:text-properties fo:font-variant="normal" fo:text-transform="none" style:font-name="apple-system" fo:letter-spacing="normal" fo:font-style="normal" style:text-underline-style="none" fo:font-weight="normal" fo:background-color="#ffffff" loext:char-shading-value="0" loext:padding="0in" loext:border="none"/>
    </style:style>
    <style:style style:name="T7" style:family="text">
      <style:text-properties fo:font-variant="normal" fo:text-transform="none" style:font-name="apple-system" fo:font-size="12pt" fo:letter-spacing="normal" fo:font-style="normal" style:text-underline-style="none" fo:font-weight="normal" style:font-size-asian="12pt" style:font-size-complex="12pt"/>
    </style:style>
    <style:style style:name="T8" style:family="text">
      <style:text-properties fo:font-variant="normal" fo:text-transform="none" style:font-name="apple-system" fo:font-size="12pt" fo:letter-spacing="normal" fo:font-style="normal" style:text-underline-style="none" fo:font-weight="normal" fo:background-color="#ffffff" loext:char-shading-value="0" style:font-size-asian="12pt" style:font-size-complex="12pt" loext:padding="0in" loext:border="none"/>
    </style:style>
    <style:style style:name="T9" style:family="text">
      <style:text-properties fo:font-variant="normal" fo:text-transform="none" fo:letter-spacing="normal"/>
    </style:style>
    <style:style style:name="T10" style:family="text">
      <style:text-properties fo:font-variant="normal" fo:text-transform="none" fo:letter-spacing="normal" style:text-underline-style="none"/>
    </style:style>
    <style:style style:name="T11" style:family="text">
      <style:text-properties fo:font-variant="normal" fo:text-transform="none" fo:font-size="12pt" fo:letter-spacing="normal" style:text-underline-style="none" style:font-size-asian="12pt" style:font-size-complex="12pt"/>
    </style:style>
    <style:style style:name="T12" style:family="text">
      <style:text-properties style:text-underline-style="none"/>
    </style:style>
    <style:style style:name="T13"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commands</text:p>
      <text:p text:style-name="P1"/>
      <text:p text:style-name="P1"><text:span text:style-name="T7">Some Important Linux Commands</text:span><text:span text:style-name="T13"><text:line-break/></text:span><text:span text:style-name="T7">DevOps Engineer Should Aware Of :</text:span><text:span text:style-name="T13"><text:line-break/><text:line-break/></text:span><text:span text:style-name="T7">##</text:span><text:a xlink:type="simple" xlink:href="https://www.linkedin.com/feed/hashtag/?keywords=system&amp;highlightedUpdateUrns=urn%3Ali%3Aactivity%3A7190219809689628672" text:style-name="Internet_20_link" text:visited-style-name="Visited_20_Internet_20_Link"><text:span text:style-name="T8">#SYSTEM</text:span></text:a><text:span text:style-name="T11"> </text:span><text:span text:style-name="T7">INFORMATION</text:span><text:span text:style-name="T13"><text:line-break/></text:span><text:span text:style-name="T7">uname -a # Display Linux system information</text:span><text:span text:style-name="T13"><text:line-break/></text:span><text:span text:style-name="T7">uname -r # Display kernel release information</text:span><text:span text:style-name="T13"><text:line-break/></text:span><text:span text:style-name="T7">lsb_release -a # Show which version of ubuntu installed</text:span><text:span text:style-name="T13"><text:line-break/></text:span><text:span text:style-name="T7">uptime # Show how long the system has been running the load</text:span><text:span text:style-name="T13"><text:line-break/></text:span><text:span text:style-name="T7">hostname # Show system host name</text:span><text:span text:style-name="T13"><text:line-break/></text:span><text:span text:style-name="T7">hostname -I # Display the IP addresses of the host</text:span><text:span text:style-name="T13"><text:line-break/></text:span><text:span text:style-name="T7">last|grepreboot # Show system reboot history</text:span><text:span text:style-name="T13"><text:line-break/></text:span><text:span text:style-name="T7">date # Show the current date and time</text:span><text:span text:style-name="T13"><text:line-break/></text:span><text:span text:style-name="T7">cal # Show this month's calendar</text:span><text:span text:style-name="T13"><text:line-break/></text:span><text:span text:style-name="T7">w # Display who is online</text:span><text:span text:style-name="T13"><text:line-break/></text:span><text:span text:style-name="T7">whoami # Who you are logged in as</text:span><text:span text:style-name="T13"><text:line-break/><text:line-break/></text:span><text:span text:style-name="T7">##</text:span><text:a xlink:type="simple" xlink:href="https://www.linkedin.com/feed/hashtag/?keywords=networking&amp;highlightedUpdateUrns=urn%3Ali%3Aactivity%3A7190219809689628672" text:style-name="Internet_20_link" text:visited-style-name="Visited_20_Internet_20_Link"><text:span text:style-name="T8">#Networking</text:span></text:a><text:span text:style-name="T11"> </text:span><text:span text:style-name="T7">commands-</text:span><text:span text:style-name="T13"><text:line-break/></text:span><text:span text:style-name="T7">Ifconfig # To display the system ip address.</text:span><text:span text:style-name="T13"><text:line-break/></text:span><text:span text:style-name="T7">Netstat -anlp | grep httpd # To see the apache is running or not.</text:span><text:span text:style-name="T13"><text:line-break/></text:span><text:span text:style-name="T7">Ping &lt;hostname&gt; # To display to see the connection remote to available or not.</text:span><text:span text:style-name="T13"><text:line-break/></text:span><text:span text:style-name="T7">dig &lt;hostname&gt; # To display the repose time and remote server.</text:span><text:span text:style-name="T13"><text:line-break/></text:span><text:span text:style-name="T7">nslookup &lt;hostname&gt; # To display the hostname is dns registered or not.</text:span><text:span text:style-name="T13"><text:line-break/></text:span><text:span text:style-name="T7">Telnet &lt;hostname portnum&gt; # To see the remote server and port is available</text:span><text:span text:style-name="T13"><text:line-break/></text:span><text:span text:style-name="T7">Nmap &lt;hostname&gt; # It is used for port number scanners.</text:span><text:span text:style-name="T13"><text:line-break/></text:span><text:span text:style-name="T7">Traceroute &lt;hostname&gt; -# To reach the website path in 30 hops in display.</text:span><text:span text:style-name="T13"><text:line-break/><text:line-break/></text:span><text:span text:style-name="T7">##</text:span><text:a xlink:type="simple" xlink:href="https://www.linkedin.com/feed/hashtag/?keywords=performance&amp;highlightedUpdateUrns=urn%3Ali%3Aactivity%3A7190219809689628672" text:style-name="Internet_20_link" text:visited-style-name="Visited_20_Internet_20_Link"><text:span text:style-name="T8">#PERFORMANCE</text:span></text:a><text:span text:style-name="T11"> </text:span><text:span text:style-name="T7">MONITORING ANDSTATISTICS</text:span><text:span text:style-name="T13"><text:line-break/></text:span><text:span text:style-name="T7">top # Display and manage the top processes</text:span><text:span text:style-name="T13"><text:line-break/></text:span><text:span text:style-name="T7">mpstat 1 # Display processor related statistics</text:span><text:span text:style-name="T13"><text:line-break/></text:span><text:span text:style-name="T7">vmstat 1 # Display virtual memory statistics</text:span><text:span text:style-name="T13"><text:line-break/></text:span><text:span text:style-name="T7">iostat 1 # Display I/O statistics</text:span><text:span text:style-name="T13"><text:line-break/></text:span><text:span text:style-name="T7">tcpdump -i eth0 # Capture and display all packets on interface eth0 tcpdump -i eth0 'port 80' # Monitor all traffic on port 80 ( HTTP )</text:span><text:span text:style-name="T13"><text:line-break/></text:span><text:span text:style-name="T7">lsof # List all open files on the system</text:span><text:span text:style-name="T13"><text:line-break/></text:span><text:span text:style-name="T7">lsof -u user # List files opened by user</text:span><text:span text:style-name="T13"><text:line-break/></text:span><text:span text:style-name="T7">free -h # Display free and used memory</text:span><text:span text:style-name="T13"><text:line-break/></text:span><text:span text:style-name="T7">watch df -h # Execute "df -h", showing periodic updates</text:span><text:span text:style-name="T13"><text:line-break/><text:line-break/></text:span><text:span text:style-name="T7">##</text:span><text:a xlink:type="simple" xlink:href="https://www.linkedin.com/feed/hashtag/?keywords=user&amp;highlightedUpdateUrns=urn%3Ali%3Aactivity%3A7190219809689628672" text:style-name="Internet_20_link" text:visited-style-name="Visited_20_Internet_20_Link"><text:span text:style-name="T8">#USER</text:span></text:a><text:span text:style-name="T11"> </text:span><text:span text:style-name="T7">INFORMATION ANDMANAGEMENT</text:span><text:span text:style-name="T13"><text:line-break/></text:span><text:span text:style-name="T7">id # Display the user and group ids of your current user.</text:span><text:span text:style-name="T13"><text:line-break/></text:span><text:span text:style-name="T7">last # Display the last users who have logged onto the system.</text:span><text:span text:style-name="T13"><text:line-break/></text:span><text:span text:style-name="T7">who # Show who is logged into the system.</text:span><text:span text:style-name="T13"><text:line-break/></text:span><text:span text:style-name="T7">groupadd test # Create a group named "test".</text:span><text:span text:style-name="T13"><text:line-break/></text:span><text:span text:style-name="T7">useradd -c "John Smith" -m john # Create an account named john, with a</text:span><text:span text:style-name="T13"><text:line-break/></text:span><text:span text:style-name="T7">comment of "John Smith" and create the user's home directory.</text:span><text:span text:style-name="T13"><text:line-break/></text:span><text:span text:style-name="T7">userdel john # Delete the john account.</text:span><text:span text:style-name="T13"><text:line-break/></text:span><text:span text:style-name="T7">usermod -aG sales john # Add the john account to the sales group</text:span><text:span text:style-name="T13"><text:line-break/></text:span><text:soft-page-break/><text:span text:style-name="T13"><text:line-break/></text:span><text:span text:style-name="T7">##</text:span><text:a xlink:type="simple" xlink:href="https://www.linkedin.com/feed/hashtag/?keywords=file&amp;highlightedUpdateUrns=urn%3Ali%3Aactivity%3A7190219809689628672" text:style-name="Internet_20_link" text:visited-style-name="Visited_20_Internet_20_Link"><text:span text:style-name="T8">#FILE</text:span></text:a><text:span text:style-name="T11"> </text:span><text:span text:style-name="T7">AND DIRECTORY COMMANDS</text:span><text:span text:style-name="T13"><text:line-break/></text:span><text:span text:style-name="T7">ls -al # List all files in a long listing (detailed) format</text:span><text:span text:style-name="T13"><text:line-break/></text:span><text:span text:style-name="T7">pwd # Display the present working directory</text:span><text:span text:style-name="T13"><text:line-break/></text:span><text:span text:style-name="T7">mkdir directory # Create a directory</text:span><text:span text:style-name="T13"><text:line-break/></text:span><text:span text:style-name="T7">rm file # Remove (delete) file</text:span><text:span text:style-name="T13"><text:line-break/></text:span><text:span text:style-name="T7">rm -r directory # Remove the directory and its contents recursively</text:span><text:span text:style-name="T13"><text:line-break/></text:span><text:span text:style-name="T7">rm -f file # Force removal of file without prompting for confirmation</text:span><text:span text:style-name="T13"><text:line-break/></text:span><text:span text:style-name="T7">rm -rf directory # Forcefully remove directory recursively</text:span><text:span text:style-name="T13"><text:line-break/></text:span><text:span text:style-name="T7">rmdir # Delete a file or files</text:span><text:span text:style-name="T13"><text:line-break/></text:span><text:span text:style-name="T7">cp file1 file2 # Copy file1 to file2</text:span><text:span text:style-name="T13"><text:line-break/></text:span><text:span text:style-name="T7">cp -r source_directory destination # Copy source_directory recursively to destination.</text:span><text:span text:style-name="T13"><text:line-break/></text:span><text:span text:style-name="T7">If destination exists, copy source_directory into destination, otherwise create destination with the contents of source_directory.</text:span><text:span text:style-name="T13"><text:line-break/></text:span><text:span text:style-name="T7">mv file1 file2 # Rename or move file1 to file2. If file2 is an existing directory, move file1 into directory file2</text:span><text:span text:style-name="T13"><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4:56:59.179273984</meta:creation-date>
    <dc:date>2024-04-29T14:58:09.933470754</dc:date>
    <meta:editing-duration>PT1M11S</meta:editing-duration>
    <meta:editing-cycles>1</meta:editing-cycles>
    <meta:document-statistic meta:table-count="0" meta:image-count="0" meta:object-count="0" meta:page-count="2" meta:paragraph-count="2" meta:word-count="505" meta:character-count="2928" meta:non-whitespace-character-count="2419"/>
    <meta:generator>LibreOffice/7.3.7.2$Linux_X86_64 LibreOffice_project/30$Build-2</meta:generator>
  </office:meta>
</office:document-meta>
</file>